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b644" officeooo:paragraph-rsid="0009b644"/>
    </style:style>
    <style:style style:name="P2" style:family="paragraph" style:parent-style-name="Standard">
      <style:paragraph-properties fo:text-align="start" style:justify-single-word="false"/>
      <style:text-properties officeooo:rsid="0009b644" officeooo:paragraph-rsid="0009b644"/>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09b644" officeooo:paragraph-rsid="0009b644"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0a3da6" officeooo:paragraph-rsid="000a3da6"/>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0a3da6" officeooo:paragraph-rsid="000a3da6"/>
    </style:style>
    <style:style style:name="P6" style:family="paragraph" style:parent-style-name="Standard">
      <style:paragraph-properties fo:text-align="start" style:justify-single-word="false"/>
      <style:text-properties fo:font-size="12pt" style:text-underline-style="none" fo:font-weight="normal" officeooo:rsid="000b7031" officeooo:paragraph-rsid="000b7031"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6pt" officeooo:rsid="0009b644" officeooo:paragraph-rsid="0009b644" style:font-size-asian="16pt" style:font-size-complex="16pt"/>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fo:font-weight="bold" officeooo:rsid="000b7031" officeooo:paragraph-rsid="000b7031"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text-underline-style="none" officeooo:rsid="000a3da6" officeooo:paragraph-rsid="000a3da6"/>
    </style:style>
    <style:style style:name="P10" style:family="paragraph" style:parent-style-name="Standard">
      <style:paragraph-properties fo:text-align="start" style:justify-single-word="false"/>
      <style:text-properties style:text-underline-style="none" officeooo:rsid="000a3da6" officeooo:paragraph-rsid="000adfed"/>
    </style:style>
    <style:style style:name="P11" style:family="paragraph" style:parent-style-name="Standard">
      <style:paragraph-properties fo:text-align="center" style:justify-single-word="false"/>
      <style:text-properties style:text-underline-style="none" officeooo:rsid="0009b644" officeooo:paragraph-rsid="0009b644"/>
    </style:style>
    <style:style style:name="P12" style:family="paragraph" style:parent-style-name="Standard">
      <style:paragraph-properties fo:text-align="start" style:justify-single-word="false"/>
      <style:text-properties style:text-underline-style="none" officeooo:rsid="000adfed" officeooo:paragraph-rsid="000adfed"/>
    </style:style>
    <style:style style:name="P13" style:family="paragraph" style:parent-style-name="Standard">
      <style:paragraph-properties fo:text-align="center" style:justify-single-word="false"/>
      <style:text-properties style:text-underline-style="none" fo:font-weight="bold" officeooo:rsid="000a3da6" officeooo:paragraph-rsid="000a3da6" style:font-weight-asian="bold" style:font-weight-complex="bold"/>
    </style:style>
    <style:style style:name="P14" style:family="paragraph">
      <style:paragraph-properties fo:text-align="center"/>
    </style:style>
    <style:style style:name="T1" style:family="text">
      <style:text-properties officeooo:rsid="000a3da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a3da6" style:font-weight-asian="bold" style:font-weight-complex="bold"/>
    </style:style>
    <style:style style:name="T5" style:family="text">
      <style:text-properties style:text-underline-style="solid" style:text-underline-width="auto" style:text-underline-color="font-color" officeooo:rsid="000adfed"/>
    </style:style>
    <style:style style:name="T6" style:family="text">
      <style:text-properties style:text-underline-style="none"/>
    </style:style>
    <style:style style:name="T7" style:family="text">
      <style:text-properties officeooo:rsid="000adfed"/>
    </style:style>
    <style:style style:name="T8" style:family="text">
      <style:text-properties officeooo:rsid="000b7031"/>
    </style:style>
    <style:style style:name="gr1"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Analyse exploratoire </text:span><text:span text:style-name="T4">des données</text:span></text:p>
      <text:p text:style-name="P1"/>
      <text:p text:style-name="P1"/>
      <text:p text:style-name="P2">Objectif : Obtenir une vision global d’un jeu de données en recherchant des régularités, des relations entre variables, ou même des groupes <text:span text:style-name="T1">homogènes.</text:span> 3 approches :</text:p>
      <text:p text:style-name="P1"/>
      <text:p text:style-name="P2"><text:span text:style-name="T1">Uni-variée</text:span> : statistique <text:span text:style-name="T1">descriptive</text:span> pour chaque entre variables </text:p>
      <text:p text:style-name="P1"/>
      <text:p text:style-name="P2">Bivariée : (stat croisées,khi-2, indices de corrélation)</text:p>
      <text:p text:style-name="P1"/>
      <text:p text:style-name="P1">L’analyse exploratoire à aussi pour but de détecter les valeurs rare ou manquante.</text:p>
      <text:p text:style-name="P1"/>
      <text:p text:style-name="P1"/>
      <text:p text:style-name="P1"/>
      <text:p text:style-name="P3">Construction d’un modèle</text:p>
      <text:p text:style-name="P1"/>
      <text:p text:style-name="P1">Quantitatives continues (flottant) = Distance</text:p>
      <text:p text:style-name="P1"/>
      <text:p text:style-name="P1">Quantitatives discrète = Âge</text:p>
      <text:p text:style-name="P1"/>
      <text:p text:style-name="P1">Qualitatives nominale = Sexe</text:p>
      <text:p text:style-name="P1"/>
      <text:p text:style-name="P1">Qualitatives ordinales : Classement </text:p>
      <text:p text:style-name="P1"/>
      <text:p text:style-name="P1"/>
      <text:p text:style-name="P13">Analyse univarié</text:p>
      <text:p text:style-name="P4"/>
      <text:p text:style-name="P5">. Moyenne</text:p>
      <text:p text:style-name="P5"/>
      <text:p text:style-name="P5">Médiane</text:p>
      <text:p text:style-name="P5"/>
      <text:p text:style-name="P9">Valeur de la série qui permet de couper l’ensemble des valeurs en deux parties égales : mettant d’un côté une moitié des valeurs, et de l’autre côté l’autre moité des valeurs.</text:p>
      <text:p text:style-name="P9"/>
      <text:p text:style-name="P5"><text:span text:style-name="T6">.</text:span>Quartiles : </text:p>
      <text:p text:style-name="P10">La population peut être partagée en quatre sous-populations de même effectif. Les valeurs qu correspondent aux limites du partage sont des quartiles.</text:p>
      <text:p text:style-name="P10"/>
      <text:p text:style-name="P10">.<text:span text:style-name="T7">Mode :</text:span></text:p>
      <text:p text:style-name="P10"><text:span text:style-name="T7">Le mode d’une série qualitative ou discrète est la modalité ou la valeur qui enregistre le plus grand effectif.</text:span> </text:p>
      <text:p text:style-name="P10"/>
      <text:p text:style-name="P10">.<text:span text:style-name="T5">La variance </text:span><text:span text:style-name="T7">:</text:span></text:p>
      <text:p text:style-name="P12">Mesure de la dispersion des valeurs d’un échantillon autour de sa moyenne. Elle exprime la moyenne des carrés des écarts à la moyenne. Plus la variance est <text:span text:style-name="T8">élevée</text:span>, moins les notes sont centrés autour de la moyenne. <text:s/>Moins la variance est élevée, plus les notes sont centrés autour de la moyenne.</text:p>
      <text:p text:style-name="P12"/>
      <text:p text:style-name="P12">. <text:span text:style-name="T2">L’écart-type</text:span></text:p>
      <text:p text:style-name="P12">Racine carré de la variance.</text:p>
      <text:p text:style-name="P12"/>
      <text:p text:style-name="P12"/>
      <text:p text:style-name="P8"><text:soft-page-break/>Les graphiques</text:p>
      <text:p text:style-name="P8"/>
      <text:p text:style-name="P6">.Le diagramme circulaire est à privilégier pour représenter des séries dont le caractère est qualitatif. Les parts du diagramme ont des aires qui sont proportionnelles aux effectifs de chaque modalité. Les part du diagramme ont des aires qui sont proportionnelles.</text:p>
      <text:p text:style-name="P6"/>
      <text:p text:style-name="P6">La courbe est très souvent utilisée pour représenter une série quantitative en situation d’évolution, par exemple dans le temps. En réalité ce n’est pas une courbe puisqu’elle relie de façon rectiligne les points correspondant aux observations.</text:p>
      <text:p text:style-name="P6"/>
      <text:p text:style-name="P6">Le nuage de points est idéal pour représenter des individus en fonction de deux critères quantitatifs, matérialisées par deux axes.</text:p>
      <text:p text:style-name="P9"/>
      <text:p text:style-name="P9"/>
      <text:p text:style-name="P11"><draw:line text:anchor-type="paragraph" draw:z-index="0" draw:name="Forme1" draw:style-name="gr1" draw:text-style-name="P14" svg:x1="1.568cm" svg:y1="0.469cm" svg:x2="10.326cm" svg:y2="0.495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09:13:56.037620078</meta:creation-date>
    <dc:date>2019-11-27T09:32:23.235828506</dc:date>
    <meta:editing-duration>PT50M56S</meta:editing-duration>
    <meta:editing-cycles>5</meta:editing-cycles>
    <meta:generator>LibreOffice/6.0.7.3$Linux_X86_64 LibreOffice_project/00m0$Build-3</meta:generator>
    <meta:document-statistic meta:table-count="0" meta:image-count="0" meta:object-count="0" meta:page-count="2" meta:paragraph-count="26" meta:word-count="318" meta:character-count="2052" meta:non-whitespace-character-count="1755"/>
  </office:meta>
</office:document-meta>
</file>